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adc8" officeooo:paragraph-rsid="0005adc8"/>
    </style:style>
    <style:style style:name="T1" style:family="text">
      <style:text-properties officeooo:rsid="000718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xation losses are a problem for not accurate visual field test. Therefore Octopus900 <text:span text:style-name="T1">guarantees that the eyes are centered, that it recognizes blinking eye, it should recognize if the pupil is centered. In addition, we wonder if we can predict the gaze with the images. Because the eye can look at the middle plane but is off cente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09:46:53.150084452</meta:creation-date>
    <dc:date>2020-03-04T10:03:55.842263437</dc:date>
    <meta:editing-duration>PT6M52S</meta:editing-duration>
    <meta:editing-cycles>1</meta:editing-cycles>
    <meta:document-statistic meta:table-count="0" meta:image-count="0" meta:object-count="0" meta:page-count="1" meta:paragraph-count="1" meta:word-count="58" meta:character-count="338" meta:non-whitespace-character-count="280"/>
    <meta:generator>LibreOffice/6.0.7.3$Linux_X86_64 LibreOffice_project/00m0$Build-3</meta:generator>
  </office:meta>
</office:document-meta>
</file>